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inches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from far 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3.68" calcext:value-type="float">
            <text:p>593.68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urce near x</text:p>
          </table:table-cell>
          <table:table-cell/>
          <table:table-cell table:formula="of:=[.$F$37]-[.C6]" office:value-type="float" office:value="59.0500000000001" calcext:value-type="float">
            <text:p>59.0500000000001</text:p>
          </table:table-cell>
          <table:table-cell table:formula="of:=[.D6]" office:value-type="float" office:value="9.68" calcext:value-type="float">
            <text:p>9.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.21" calcext:value-type="float">
            <text:p>637.21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urce far x</text:p>
          </table:table-cell>
          <table:table-cell/>
          <table:table-cell table:formula="of:=[.$F$37]-[.C7]" office:value-type="float" office:value="15.52" calcext:value-type="float">
            <text:p>15.52</text:p>
          </table:table-cell>
          <table:table-cell table:formula="of:=[.D7]" office:value-type="float" office:value="34.79" calcext:value-type="float">
            <text:p>34.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2.73" calcext:value-type="float">
            <text:p>652.73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d stage righ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52.73" calcext:value-type="float">
            <text:p>652.73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d stage cent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8.77" calcext:value-type="float">
            <text:p>578.77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d 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distance between source tag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QRT(([.C7]-[.C6])^2+([.D7]-[.D6])^2)" office:value-type="float" office:value="50.2530894572663" calcext:value-type="float">
            <text:p>50.253089457266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02" calcext:value-type="float">
            <text:p>14.02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.54" calcext:value-type="float">
            <text:p>57.54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8.69" calcext:value-type="float">
            <text:p>468.69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8.69" calcext:value-type="float">
            <text:p>468.69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41.74" calcext:value-type="float">
            <text:p>441.74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9.48" calcext:value-type="float">
            <text:p>209.48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2.73" calcext:value-type="float">
            <text:p>182.73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2.73" calcext:value-type="float">
            <text:p>182.73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pril tag height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pril tag black height</text:p>
          </table:table-cell>
          <table:table-cell office:value-type="float" office:value="8.13" calcext:value-type="float">
            <text:p>8.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ffset from bottom</text:p>
          </table:table-cell>
          <table:table-cell table:formula="of:=([.D24]-[.D25])/2" office:value-type="float" office:value="1.185" calcext:value-type="float">
            <text:p>1.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 top of fileld to middle of speaker</text:p>
          </table:table-cell>
          <table:table-cell table:number-columns-repeated="2"/>
          <table:table-cell table:formula="of:=[.D10]-[.D9]" office:value-type="float" office:value="104.58" calcext:value-type="float">
            <text:p>104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 bottom of field to middle of speaker</text:p>
          </table:table-cell>
          <table:table-cell table:number-columns-repeated="2"/>
          <table:table-cell table:formula="of:=[.D12]" office:value-type="float" office:value="218.42" calcext:value-type="float">
            <text:p>218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 dimension of field</text:p>
          </table:table-cell>
          <table:table-cell table:number-columns-repeated="2"/>
          <table:table-cell table:formula="of:=[.F30]+[.F31]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d speaker Y distance between tags</text:p>
          </table:table-cell>
          <table:table-cell table:number-columns-repeated="2"/>
          <table:table-cell table:formula="of:=[.D12]-[.D13]" office:value-type="float" office:value="22.25" calcext:value-type="float">
            <text:p>22.2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 dimension of field</text:p>
          </table:table-cell>
          <table:table-cell table:number-columns-repeated="2"/>
          <table:table-cell table:formula="of:=[.C8]" office:value-type="float" office:value="652.73" calcext:value-type="float">
            <text:p>652.7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 dist of red amp from end of field</text:p>
          </table:table-cell>
          <table:table-cell table:number-columns-repeated="2"/>
          <table:table-cell table:formula="of:=[.F37]-[.C10]" office:value-type="float" office:value="73.96" calcext:value-type="float">
            <text:p>73.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1:14:59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9:29:47.806000000</meta:creation-date>
    <dc:date>2024-03-16T12:20:07.229000000</dc:date>
    <meta:editing-duration>PT2H7M41S</meta:editing-duration>
    <meta:editing-cycles>2</meta:editing-cycles>
    <meta:generator>LibreOffice/7.5.4.2$Windows_X86_64 LibreOffice_project/36ccfdc35048b057fd9854c757a8b67ec53977b6</meta:generator>
    <meta:document-statistic meta:table-count="1" meta:cell-count="122" meta:object-count="0"/>
  </office:meta>
</office:document-meta>
</file>